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3.547cm"/>
    </style:style>
    <style:style style:name="Tabla1.B" style:family="table-column">
      <style:table-column-properties style:column-width="6.941cm"/>
    </style:style>
    <style:style style:name="Tabla1.C" style:family="table-column">
      <style:table-column-properties style:column-width="6.512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2.715cm"/>
    </style:style>
    <style:style style:name="Tabla2.B" style:family="table-column">
      <style:table-column-properties style:column-width="6.223cm"/>
    </style:style>
    <style:style style:name="Tabla2.C" style:family="table-column">
      <style:table-column-properties style:column-width="8.063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ext_20_body">
      <style:text-properties officeooo:paragraph-rsid="001fd598"/>
    </style:style>
    <style:style style:name="P3" style:family="paragraph" style:parent-style-name="Text_20_body">
      <style:paragraph-properties fo:break-before="page"/>
      <style:text-properties officeooo:paragraph-rsid="001fd598"/>
    </style:style>
    <style:style style:name="P4" style:family="paragraph" style:parent-style-name="Text_20_body">
      <style:text-properties officeooo:rsid="001fd598" officeooo:paragraph-rsid="001fd598"/>
    </style:style>
    <style:style style:name="P5" style:family="paragraph" style:parent-style-name="Heading_20_3">
      <style:text-properties officeooo:rsid="0014609b" officeooo:paragraph-rsid="001fd598"/>
    </style:style>
    <style:style style:name="P6" style:family="paragraph" style:parent-style-name="Preformatted_20_Text" style:list-style-name="L54"/>
    <style:style style:name="P7" style:family="paragraph" style:parent-style-name="Preformatted_20_Text" style:list-style-name="L54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3"/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P13" style:family="paragraph" style:parent-style-name="Text_20_body" style:list-style-name="L4"/>
    <style:style style:name="P14" style:family="paragraph" style:parent-style-name="Text_20_body" style:list-style-name="L4">
      <style:paragraph-properties fo:margin-top="0cm" fo:margin-bottom="0cm" style:contextual-spacing="false"/>
    </style:style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Text_20_body" style:list-style-name="L6">
      <style:paragraph-properties fo:margin-top="0cm" fo:margin-bottom="0cm" style:contextual-spacing="false"/>
    </style:style>
    <style:style style:name="P18" style:family="paragraph" style:parent-style-name="Text_20_body" style:list-style-name="L7"/>
    <style:style style:name="P19" style:family="paragraph" style:parent-style-name="Text_20_body" style:list-style-name="L8"/>
    <style:style style:name="P20" style:family="paragraph" style:parent-style-name="Text_20_body" style:list-style-name="L9"/>
    <style:style style:name="P21" style:family="paragraph" style:parent-style-name="Text_20_body" style:list-style-name="L10"/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cm" fo:margin-bottom="0cm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2">
      <style:paragraph-properties fo:margin-top="0cm" fo:margin-bottom="0cm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cm" fo:margin-bottom="0cm" style:contextual-spacing="false"/>
    </style:style>
    <style:style style:name="P29" style:family="paragraph" style:parent-style-name="Text_20_body">
      <style:text-properties officeooo:rsid="0014609b" officeooo:paragraph-rsid="001fd598"/>
    </style:style>
    <style:style style:name="P30" style:family="paragraph" style:parent-style-name="Text_20_body" style:list-style-name="L15"/>
    <style:style style:name="P31" style:family="paragraph" style:parent-style-name="Text_20_body" style:list-style-name="L15">
      <style:paragraph-properties fo:margin-top="0cm" fo:margin-bottom="0cm" style:contextual-spacing="false"/>
    </style:style>
    <style:style style:name="P32" style:family="paragraph" style:parent-style-name="Text_20_body" style:list-style-name="L16"/>
    <style:style style:name="P33" style:family="paragraph" style:parent-style-name="Text_20_body" style:list-style-name="L16">
      <style:paragraph-properties fo:margin-top="0cm" fo:margin-bottom="0cm" style:contextual-spacing="false"/>
    </style:style>
    <style:style style:name="P34" style:family="paragraph" style:parent-style-name="Text_20_body" style:list-style-name="L17"/>
    <style:style style:name="P35" style:family="paragraph" style:parent-style-name="Text_20_body" style:list-style-name="L17">
      <style:paragraph-properties fo:margin-top="0cm" fo:margin-bottom="0cm" style:contextual-spacing="false"/>
    </style:style>
    <style:style style:name="P36" style:family="paragraph" style:parent-style-name="Text_20_body" style:list-style-name="L18"/>
    <style:style style:name="P37" style:family="paragraph" style:parent-style-name="Text_20_body" style:list-style-name="L18">
      <style:paragraph-properties fo:margin-top="0cm" fo:margin-bottom="0cm" style:contextual-spacing="false"/>
    </style:style>
    <style:style style:name="P38" style:family="paragraph" style:parent-style-name="Text_20_body" style:list-style-name="L19"/>
    <style:style style:name="P39" style:family="paragraph" style:parent-style-name="Text_20_body" style:list-style-name="L19">
      <style:paragraph-properties fo:margin-top="0cm" fo:margin-bottom="0cm" style:contextual-spacing="false"/>
    </style:style>
    <style:style style:name="P40" style:family="paragraph" style:parent-style-name="Text_20_body" style:list-style-name="L20"/>
    <style:style style:name="P41" style:family="paragraph" style:parent-style-name="Text_20_body" style:list-style-name="L20">
      <style:paragraph-properties fo:margin-top="0cm" fo:margin-bottom="0cm" style:contextual-spacing="false"/>
    </style:style>
    <style:style style:name="P42" style:family="paragraph" style:parent-style-name="Text_20_body" style:list-style-name="L21"/>
    <style:style style:name="P43" style:family="paragraph" style:parent-style-name="Text_20_body" style:list-style-name="L21">
      <style:paragraph-properties fo:margin-top="0cm" fo:margin-bottom="0cm" style:contextual-spacing="false"/>
    </style:style>
    <style:style style:name="P44" style:family="paragraph" style:parent-style-name="Text_20_body" style:list-style-name="L22"/>
    <style:style style:name="P45" style:family="paragraph" style:parent-style-name="Text_20_body" style:list-style-name="L22">
      <style:paragraph-properties fo:margin-top="0cm" fo:margin-bottom="0cm" style:contextual-spacing="false"/>
    </style:style>
    <style:style style:name="P46" style:family="paragraph" style:parent-style-name="Text_20_body" style:list-style-name="L23"/>
    <style:style style:name="P47" style:family="paragraph" style:parent-style-name="Text_20_body" style:list-style-name="L23">
      <style:paragraph-properties fo:margin-top="0cm" fo:margin-bottom="0cm" style:contextual-spacing="false"/>
    </style:style>
    <style:style style:name="P48" style:family="paragraph" style:parent-style-name="Text_20_body" style:list-style-name="L24"/>
    <style:style style:name="P49" style:family="paragraph" style:parent-style-name="Text_20_body" style:list-style-name="L24">
      <style:paragraph-properties fo:margin-top="0cm" fo:margin-bottom="0cm" style:contextual-spacing="false"/>
    </style:style>
    <style:style style:name="P50" style:family="paragraph" style:parent-style-name="Text_20_body" style:list-style-name="L25"/>
    <style:style style:name="P51" style:family="paragraph" style:parent-style-name="Text_20_body" style:list-style-name="L25">
      <style:paragraph-properties fo:margin-top="0cm" fo:margin-bottom="0cm" style:contextual-spacing="false"/>
    </style:style>
    <style:style style:name="P52" style:family="paragraph" style:parent-style-name="Text_20_body" style:list-style-name="L26"/>
    <style:style style:name="P53" style:family="paragraph" style:parent-style-name="Text_20_body" style:list-style-name="L26">
      <style:paragraph-properties fo:margin-top="0cm" fo:margin-bottom="0cm" style:contextual-spacing="false"/>
    </style:style>
    <style:style style:name="P54" style:family="paragraph" style:parent-style-name="Text_20_body" style:list-style-name="L27"/>
    <style:style style:name="P55" style:family="paragraph" style:parent-style-name="Text_20_body" style:list-style-name="L27">
      <style:paragraph-properties fo:margin-top="0cm" fo:margin-bottom="0cm" style:contextual-spacing="false"/>
    </style:style>
    <style:style style:name="P56" style:family="paragraph" style:parent-style-name="Text_20_body" style:list-style-name="L28"/>
    <style:style style:name="P57" style:family="paragraph" style:parent-style-name="Text_20_body" style:list-style-name="L28">
      <style:paragraph-properties fo:margin-top="0cm" fo:margin-bottom="0cm" style:contextual-spacing="false"/>
    </style:style>
    <style:style style:name="P58" style:family="paragraph" style:parent-style-name="Text_20_body" style:list-style-name="L29"/>
    <style:style style:name="P59" style:family="paragraph" style:parent-style-name="Text_20_body" style:list-style-name="L29">
      <style:paragraph-properties fo:margin-top="0cm" fo:margin-bottom="0cm" style:contextual-spacing="false"/>
    </style:style>
    <style:style style:name="P60" style:family="paragraph" style:parent-style-name="Text_20_body" style:list-style-name="L30"/>
    <style:style style:name="P61" style:family="paragraph" style:parent-style-name="Text_20_body" style:list-style-name="L30">
      <style:paragraph-properties fo:margin-top="0cm" fo:margin-bottom="0cm" style:contextual-spacing="false"/>
    </style:style>
    <style:style style:name="P62" style:family="paragraph" style:parent-style-name="Text_20_body" style:list-style-name="L31"/>
    <style:style style:name="P63" style:family="paragraph" style:parent-style-name="Text_20_body" style:list-style-name="L31">
      <style:paragraph-properties fo:margin-top="0cm" fo:margin-bottom="0cm" style:contextual-spacing="false"/>
    </style:style>
    <style:style style:name="P64" style:family="paragraph" style:parent-style-name="Text_20_body" style:list-style-name="L32"/>
    <style:style style:name="P65" style:family="paragraph" style:parent-style-name="Text_20_body" style:list-style-name="L32">
      <style:paragraph-properties fo:margin-top="0cm" fo:margin-bottom="0cm" style:contextual-spacing="false"/>
    </style:style>
    <style:style style:name="P66" style:family="paragraph" style:parent-style-name="Text_20_body" style:list-style-name="L33"/>
    <style:style style:name="P67" style:family="paragraph" style:parent-style-name="Text_20_body" style:list-style-name="L33">
      <style:paragraph-properties fo:margin-top="0cm" fo:margin-bottom="0cm" style:contextual-spacing="false"/>
    </style:style>
    <style:style style:name="P68" style:family="paragraph" style:parent-style-name="Text_20_body" style:list-style-name="L34"/>
    <style:style style:name="P69" style:family="paragraph" style:parent-style-name="Text_20_body" style:list-style-name="L34">
      <style:paragraph-properties fo:margin-top="0cm" fo:margin-bottom="0cm" style:contextual-spacing="false"/>
    </style:style>
    <style:style style:name="P70" style:family="paragraph" style:parent-style-name="Text_20_body" style:list-style-name="L35"/>
    <style:style style:name="P71" style:family="paragraph" style:parent-style-name="Text_20_body" style:list-style-name="L35">
      <style:paragraph-properties fo:margin-top="0cm" fo:margin-bottom="0cm" style:contextual-spacing="false"/>
    </style:style>
    <style:style style:name="P72" style:family="paragraph" style:parent-style-name="Text_20_body" style:list-style-name="L36"/>
    <style:style style:name="P73" style:family="paragraph" style:parent-style-name="Text_20_body" style:list-style-name="L36">
      <style:paragraph-properties fo:margin-top="0cm" fo:margin-bottom="0cm" style:contextual-spacing="false"/>
    </style:style>
    <style:style style:name="P74" style:family="paragraph" style:parent-style-name="Text_20_body" style:list-style-name="L37"/>
    <style:style style:name="P75" style:family="paragraph" style:parent-style-name="Text_20_body" style:list-style-name="L37">
      <style:paragraph-properties fo:margin-top="0cm" fo:margin-bottom="0cm" style:contextual-spacing="false"/>
    </style:style>
    <style:style style:name="P76" style:family="paragraph" style:parent-style-name="Text_20_body" style:list-style-name="L38"/>
    <style:style style:name="P77" style:family="paragraph" style:parent-style-name="Text_20_body" style:list-style-name="L38">
      <style:paragraph-properties fo:margin-top="0cm" fo:margin-bottom="0cm" style:contextual-spacing="false"/>
    </style:style>
    <style:style style:name="P78" style:family="paragraph" style:parent-style-name="Text_20_body" style:list-style-name="L39"/>
    <style:style style:name="P79" style:family="paragraph" style:parent-style-name="Text_20_body" style:list-style-name="L39">
      <style:paragraph-properties fo:margin-top="0cm" fo:margin-bottom="0cm" style:contextual-spacing="false"/>
    </style:style>
    <style:style style:name="P80" style:family="paragraph" style:parent-style-name="Text_20_body" style:list-style-name="L40"/>
    <style:style style:name="P81" style:family="paragraph" style:parent-style-name="Text_20_body" style:list-style-name="L40">
      <style:paragraph-properties fo:margin-top="0cm" fo:margin-bottom="0cm" style:contextual-spacing="false"/>
    </style:style>
    <style:style style:name="P82" style:family="paragraph" style:parent-style-name="Text_20_body" style:list-style-name="L41"/>
    <style:style style:name="P83" style:family="paragraph" style:parent-style-name="Text_20_body" style:list-style-name="L41">
      <style:paragraph-properties fo:margin-top="0cm" fo:margin-bottom="0cm" style:contextual-spacing="false"/>
    </style:style>
    <style:style style:name="P84" style:family="paragraph" style:parent-style-name="Text_20_body" style:list-style-name="L42"/>
    <style:style style:name="P85" style:family="paragraph" style:parent-style-name="Text_20_body" style:list-style-name="L42">
      <style:paragraph-properties fo:margin-top="0cm" fo:margin-bottom="0cm" style:contextual-spacing="false"/>
    </style:style>
    <style:style style:name="P86" style:family="paragraph" style:parent-style-name="Text_20_body" style:list-style-name="L43"/>
    <style:style style:name="P87" style:family="paragraph" style:parent-style-name="Text_20_body" style:list-style-name="L43">
      <style:paragraph-properties fo:margin-top="0cm" fo:margin-bottom="0cm" style:contextual-spacing="false"/>
    </style:style>
    <style:style style:name="P88" style:family="paragraph" style:parent-style-name="Text_20_body" style:list-style-name="L44"/>
    <style:style style:name="P89" style:family="paragraph" style:parent-style-name="Text_20_body" style:list-style-name="L44">
      <style:paragraph-properties fo:margin-top="0cm" fo:margin-bottom="0cm" style:contextual-spacing="false"/>
    </style:style>
    <style:style style:name="P90" style:family="paragraph" style:parent-style-name="Text_20_body" style:list-style-name="L45"/>
    <style:style style:name="P91" style:family="paragraph" style:parent-style-name="Text_20_body" style:list-style-name="L45">
      <style:paragraph-properties fo:margin-top="0cm" fo:margin-bottom="0cm" style:contextual-spacing="false"/>
    </style:style>
    <style:style style:name="P92" style:family="paragraph" style:parent-style-name="Text_20_body" style:list-style-name="L46"/>
    <style:style style:name="P93" style:family="paragraph" style:parent-style-name="Text_20_body" style:list-style-name="L46">
      <style:paragraph-properties fo:margin-top="0cm" fo:margin-bottom="0cm" style:contextual-spacing="false"/>
    </style:style>
    <style:style style:name="P94" style:family="paragraph" style:parent-style-name="Text_20_body" style:list-style-name="L47"/>
    <style:style style:name="P95" style:family="paragraph" style:parent-style-name="Text_20_body" style:list-style-name="L47">
      <style:paragraph-properties fo:margin-top="0cm" fo:margin-bottom="0cm" style:contextual-spacing="false"/>
    </style:style>
    <style:style style:name="P96" style:family="paragraph" style:parent-style-name="Text_20_body" style:list-style-name="L48"/>
    <style:style style:name="P97" style:family="paragraph" style:parent-style-name="Text_20_body" style:list-style-name="L48">
      <style:paragraph-properties fo:margin-top="0cm" fo:margin-bottom="0cm" style:contextual-spacing="false"/>
    </style:style>
    <style:style style:name="P98" style:family="paragraph" style:parent-style-name="Text_20_body" style:list-style-name="L49"/>
    <style:style style:name="P99" style:family="paragraph" style:parent-style-name="Text_20_body" style:list-style-name="L49">
      <style:paragraph-properties fo:margin-top="0cm" fo:margin-bottom="0cm" style:contextual-spacing="false"/>
    </style:style>
    <style:style style:name="P100" style:family="paragraph" style:parent-style-name="Text_20_body" style:list-style-name="L50"/>
    <style:style style:name="P101" style:family="paragraph" style:parent-style-name="Text_20_body" style:list-style-name="L50">
      <style:paragraph-properties fo:margin-top="0cm" fo:margin-bottom="0cm" style:contextual-spacing="false"/>
    </style:style>
    <style:style style:name="P102" style:family="paragraph" style:parent-style-name="Text_20_body" style:list-style-name="L51"/>
    <style:style style:name="P103" style:family="paragraph" style:parent-style-name="Text_20_body" style:list-style-name="L51">
      <style:paragraph-properties fo:margin-top="0cm" fo:margin-bottom="0cm" style:contextual-spacing="false"/>
    </style:style>
    <style:style style:name="P104" style:family="paragraph" style:parent-style-name="Text_20_body" style:list-style-name="L52"/>
    <style:style style:name="P105" style:family="paragraph" style:parent-style-name="Text_20_body" style:list-style-name="L52">
      <style:paragraph-properties fo:margin-top="0cm" fo:margin-bottom="0cm" style:contextual-spacing="false"/>
    </style:style>
    <style:style style:name="P106" style:family="paragraph" style:parent-style-name="Text_20_body" style:list-style-name="L53"/>
    <style:style style:name="P107" style:family="paragraph" style:parent-style-name="Text_20_body" style:list-style-name="L53">
      <style:paragraph-properties fo:margin-top="0cm" fo:margin-bottom="0cm" style:contextual-spacing="false"/>
    </style:style>
    <style:style style:name="P108" style:family="paragraph" style:parent-style-name="Text_20_body" style:list-style-name="L54"/>
    <style:style style:name="P109" style:family="paragraph" style:parent-style-name="Text_20_body" style:list-style-name="L54">
      <style:paragraph-properties fo:margin-top="0cm" fo:margin-bottom="0cm" style:contextual-spacing="false"/>
    </style:style>
    <style:style style:name="P110" style:family="paragraph" style:parent-style-name="Text_20_body" style:list-style-name="L55"/>
    <style:style style:name="P111" style:family="paragraph" style:parent-style-name="Text_20_body" style:list-style-name="L55">
      <style:paragraph-properties fo:margin-top="0cm" fo:margin-bottom="0cm" style:contextual-spacing="false"/>
    </style:style>
    <style:style style:name="P112" style:family="paragraph" style:parent-style-name="Text_20_body" style:list-style-name="L56"/>
    <style:style style:name="P113" style:family="paragraph" style:parent-style-name="Text_20_body" style:list-style-name="L56">
      <style:paragraph-properties fo:margin-top="0cm" fo:margin-bottom="0cm" style:contextual-spacing="false"/>
    </style:style>
    <style:style style:name="P114" style:family="paragraph" style:parent-style-name="Text_20_body" style:list-style-name="L57"/>
    <style:style style:name="P115" style:family="paragraph" style:parent-style-name="Text_20_body" style:list-style-name="L57">
      <style:paragraph-properties fo:margin-top="0cm" fo:margin-bottom="0cm" style:contextual-spacing="false"/>
    </style:style>
    <style:style style:name="P116" style:family="paragraph" style:parent-style-name="Title">
      <style:text-properties officeooo:paragraph-rsid="00244d3c"/>
    </style:style>
    <style:style style:name="T1" style:family="text">
      <style:text-properties officeooo:rsid="001eac28"/>
    </style:style>
    <style:style style:name="T2" style:family="text">
      <style:text-properties officeooo:rsid="001fd598"/>
    </style:style>
    <style:style style:name="T3" style:family="text">
      <style:text-properties officeooo:rsid="00244d3c"/>
    </style:style>
    <style:style style:name="T4" style:family="text">
      <style:text-properties officeooo:rsid="00251b2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 text:start-value="10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 text:start-value="1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 text:start-value="14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6">MODULO <text:span text:style-name="T3">2</text:span> – Capítulo <text:span text:style-name="T4">4</text:span> </text:p>
      <text:p text:style-name="P116"><text:s/><text:span text:style-name="T4">Software Libre</text:span></text:p>
      <text:p text:style-name="P29">El <text:span text:style-name="Strong_20_Emphasis">software libre</text:span> es un tipo de software que garantiza a los usuarios ciertas libertades fundamentales. Estas libertades incluyen:</text:p>
      <text:list text:style-name="L42">
        <text:list-item>
          <text:p text:style-name="P85"><text:span text:style-name="Strong_20_Emphasis">Libertad de uso:</text:span> Puedes usar el software para cualquier propósito.</text:p>
        </text:list-item>
        <text:list-item>
          <text:p text:style-name="P85"><text:span text:style-name="Strong_20_Emphasis">Libertad de estudio:</text:span> Tienes acceso al código fuente para analizar cómo funciona y modificarlo si lo deseas.</text:p>
        </text:list-item>
        <text:list-item>
          <text:p text:style-name="P85"><text:span text:style-name="Strong_20_Emphasis">Libertad de distribución:</text:span> Puedes compartir copias del software con otras personas.</text:p>
        </text:list-item>
        <text:list-item>
          <text:p text:style-name="P84"><text:span text:style-name="Strong_20_Emphasis">Libertad de mejora:</text:span> Puedes mejorar el software y distribuir tus mejoras para que otros las utilicen.</text:p>
        </text:list-item>
      </text:list>
      <text:p text:style-name="Text_20_body">Estas libertades promueven el control del software por parte de los usuarios y fomentan la colaboración y la innovación.</text:p>
      <text:h text:style-name="Heading_20_3" text:outline-level="3">Diferencias entre Software Libre y Software Privativo</text:h>
      <text:list text:style-name="L43">
        <text:list-item>
          <text:p text:style-name="P87"><text:span text:style-name="Strong_20_Emphasis">Acceso al código fuente:</text:span> El software libre siempre proporciona acceso al código fuente, mientras que el software privativo no.</text:p>
        </text:list-item>
        <text:list-item>
          <text:p text:style-name="P87"><text:span text:style-name="Strong_20_Emphasis">Control:</text:span> El software libre permite a los usuarios modificar el software según sus necesidades, mientras que el privativo está controlado exclusivamente por el desarrollador o la empresa propietaria.</text:p>
        </text:list-item>
        <text:list-item>
          <text:p text:style-name="P87"><text:span text:style-name="Strong_20_Emphasis">Distribución:</text:span> Puedes compartir software libre libremente, pero el software privativo suele tener restricciones legales o técnicas para evitar su distribución no autorizada.</text:p>
        </text:list-item>
        <text:list-item>
          <text:p text:style-name="P86"><text:span text:style-name="Strong_20_Emphasis">Costo:</text:span> Aunque no siempre es gratis, el software libre suele estar disponible sin costo, mientras que el software privativo generalmente requiere el pago de licencias.</text:p>
        </text:list-item>
      </text:list>
      <text:h text:style-name="Heading_20_3" text:outline-level="3">Diferencias entre Software Libre y Open Source</text:h>
      <text:p text:style-name="Text_20_body">Aunque ambos conceptos están relacionados, no son idénticos:</text:p>
      <text:list text:style-name="L44">
        <text:list-item>
          <text:p text:style-name="P88"><text:span text:style-name="Strong_20_Emphasis">Enfoque filosófico:</text:span></text:p>
          <text:list>
            <text:list-item>
              <text:p text:style-name="P89">El software libre tiene un enfoque ético y político, centrado en las libertades y derechos de los usuarios.</text:p>
            </text:list-item>
            <text:list-item>
              <text:p text:style-name="P89">El término <text:span text:style-name="Strong_20_Emphasis">open source</text:span> (código abierto) es más práctico y se centra en los beneficios técnicos de tener un código abierto, como una mayor seguridad, calidad y colaboración.</text:p>
            </text:list-item>
          </text:list>
        </text:list-item>
        <text:list-item>
          <text:p text:style-name="P88"><text:span text:style-name="Strong_20_Emphasis">Definición:</text:span></text:p>
          <text:list>
            <text:list-item>
              <text:p text:style-name="P89">El software libre sigue las directrices de la <text:span text:style-name="Strong_20_Emphasis">Free Software Foundation</text:span> (FSF), que pone énfasis en las libertades mencionadas.</text:p>
            </text:list-item>
            <text:list-item>
              <text:p text:style-name="P89">El open source se rige por la definición de la <text:span text:style-name="Strong_20_Emphasis">Open Source Initiative</text:span> (OSI), que se enfoca en criterios técnicos y prácticos para que el software sea considerado "de código abierto".</text:p>
            </text:list-item>
          </text:list>
        </text:list-item>
        <text:list-item>
          <text:p text:style-name="P88"><text:soft-page-break/><text:span text:style-name="Strong_20_Emphasis">Percepción empresarial:</text:span></text:p>
          <text:list>
            <text:list-item>
              <text:p text:style-name="P89">"Open Source" es un término más aceptado en el ámbito empresarial porque evita connotaciones políticas, mientras que "software libre" puede percibirse como más radical.</text:p>
            </text:list-item>
          </text:list>
        </text:list-item>
        <text:list-item>
          <text:p text:style-name="P88"><text:span text:style-name="Strong_20_Emphasis">Compatibilidad:</text:span> Todo software libre es también open source, pero no todo software open source cumple estrictamente con las libertades que definen al software libre.</text:p>
        </text:list-item>
      </text:list>
      <text:p text:style-name="Text_20_body">En resumen, la diferencia principal radica en el enfoque: el software libre pone las libertades de los usuarios como prioridad, mientras que el open source enfatiza los aspectos colaborativos y técnicos del desarrollo de software abierto.</text:p>
      <text:p text:style-name="Text_20_body"/>
      <text:h text:style-name="Heading_20_3" text:outline-level="3">¿Qué es GNU?</text:h>
      <text:p text:style-name="Text_20_body"><text:span text:style-name="Strong_20_Emphasis">GNU</text:span> es un proyecto de software libre iniciado en 1983 por <text:span text:style-name="Strong_20_Emphasis">Richard Stallman</text:span> con el objetivo de desarrollar un sistema operativo completamente libre, similar a Unix, pero compuesto exclusivamente de software libre. El acrónimo GNU significa <text:span text:style-name="Strong_20_Emphasis">"GNU's Not Unix"</text:span>, un juego de palabras que refleja su conexión conceptual con Unix, pero sin incluir código propietario.</text:p>
      <text:p text:style-name="Text_20_body">El sistema operativo GNU está compuesto por:</text:p>
      <text:list text:style-name="L45">
        <text:list-item>
          <text:p text:style-name="P91"><text:span text:style-name="Strong_20_Emphasis">Núcleo del sistema:</text:span> originalmente, GNU intentaba desarrollar su propio núcleo llamado <text:span text:style-name="Strong_20_Emphasis">Hurd</text:span>, aunque no se completó en el tiempo esperado.</text:p>
        </text:list-item>
        <text:list-item>
          <text:p text:style-name="P90"><text:span text:style-name="Strong_20_Emphasis">Herramientas de software:</text:span> GNU incluye un conjunto de herramientas esenciales como el compilador <text:span text:style-name="Strong_20_Emphasis">GCC</text:span>, el editor <text:span text:style-name="Strong_20_Emphasis">Emacs</text:span>, y utilidades básicas (como bash, grep, awk, etc.), necesarias para un sistema operativo funcional.</text:p>
        </text:list-item>
      </text:list>
      <text:h text:style-name="Heading_20_3" text:outline-level="3">¿Qué es Linux y cómo se relaciona con GNU?</text:h>
      <text:p text:style-name="Text_20_body"><text:span text:style-name="Strong_20_Emphasis">Linux</text:span> es un núcleo (kernel) desarrollado por <text:span text:style-name="Strong_20_Emphasis">Linus Torvalds</text:span> en 1991. Aunque Linux es solo el núcleo, frecuentemente se usa en combinación con el sistema GNU, dando lugar a lo que conocemos como <text:span text:style-name="Strong_20_Emphasis">GNU/Linux</text:span>, un sistema operativo completo que combina el núcleo Linux con las herramientas y programas del proyecto GNU.</text:p>
      <text:h text:style-name="Heading_20_4" text:outline-level="4">Diferencias entre GNU y Linux</text:h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Table_20_Heading">Aspecto</text:p>
            </table:table-cell>
            <table:table-cell table:style-name="Tabla1.A1" office:value-type="string">
              <text:p text:style-name="Table_20_Heading">GNU</text:p>
            </table:table-cell>
            <table:table-cell table:style-name="Tabla1.A1" office:value-type="string">
              <text:p text:style-name="Table_20_Heading">Linux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Naturaleza</text:span></text:p>
          </table:table-cell>
          <table:table-cell table:style-name="Tabla1.A1" office:value-type="string">
            <text:p text:style-name="Table_20_Contents">Sistema operativo completo (sin núcleo)</text:p>
          </table:table-cell>
          <table:table-cell table:style-name="Tabla1.A1" office:value-type="string">
            <text:p text:style-name="Table_20_Contents">Núcleo del sistema operativo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Enfoque</text:span></text:p>
          </table:table-cell>
          <table:table-cell table:style-name="Tabla1.A1" office:value-type="string">
            <text:p text:style-name="Table_20_Contents">Libertad del software</text:p>
          </table:table-cell>
          <table:table-cell table:style-name="Tabla1.A1" office:value-type="string">
            <text:p text:style-name="Table_20_Contents">Eficiencia y funcionalidad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Inicio del proyecto</text:span></text:p>
          </table:table-cell>
          <table:table-cell table:style-name="Tabla1.A1" office:value-type="string">
            <text:p text:style-name="Table_20_Contents">1983</text:p>
          </table:table-cell>
          <table:table-cell table:style-name="Tabla1.A1" office:value-type="string">
            <text:p text:style-name="Table_20_Contents">1991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Finalidad</text:span></text:p>
          </table:table-cell>
          <table:table-cell table:style-name="Tabla1.A1" office:value-type="string">
            <text:p text:style-name="Table_20_Contents">Proveer un sistema libre completo</text:p>
          </table:table-cell>
          <table:table-cell table:style-name="Tabla1.A1" office:value-type="string">
            <text:p text:style-name="Table_20_Contents">Proveer un núcleo eficiente y versátil</text:p>
          </table:table-cell>
        </table:table-row>
      </table:table>
      <text:p text:style-name="Text_20_body">Aunque ambos son fundamentales para los sistemas operativos libres, el término <text:span text:style-name="Strong_20_Emphasis">GNU/Linux</text:span> es más preciso cuando nos referimos al sistema operativo completo que incluye el núcleo Linux y las herramientas GNU.</text:p>
      <text:p text:style-name="Horizontal_20_Line"/>
      <text:h text:style-name="Heading_20_3" text:outline-level="3"><text:soft-page-break/>¿Quién es Richard Stallman?</text:h>
      <text:p text:style-name="Text_20_body"><text:span text:style-name="Strong_20_Emphasis">Richard Stallman (RMS)</text:span> es un programador y activista del software libre. Nació el 16 de marzo de 1953 en Nueva York, Estados Unidos. Es conocido por ser el fundador del <text:span text:style-name="Strong_20_Emphasis">Movimiento del Software Libre</text:span> y de la <text:span text:style-name="Strong_20_Emphasis">Free Software Foundation (FSF)</text:span>, una organización dedicada a promover la libertad en el uso y desarrollo de software.</text:p>
      <text:h text:style-name="Heading_20_4" text:outline-level="4">Aportaciones destacadas</text:h>
      <text:list text:style-name="L46">
        <text:list-item>
          <text:p text:style-name="P93"><text:span text:style-name="Strong_20_Emphasis">Proyecto GNU (1983):</text:span> Stallman lanzó el proyecto GNU para crear un sistema operativo completamente libre.</text:p>
        </text:list-item>
        <text:list-item>
          <text:p text:style-name="P93"><text:span text:style-name="Strong_20_Emphasis">Creación de licencias libres:</text:span> Stallman diseñó la <text:span text:style-name="Strong_20_Emphasis">Licencia Pública General de GNU (GPL)</text:span>, que garantiza las libertades de uso, estudio, modificación y distribución del software.</text:p>
        </text:list-item>
        <text:list-item>
          <text:p text:style-name="P93"><text:span text:style-name="Strong_20_Emphasis">Desarrollo de herramientas:</text:span> Escribió varias herramientas clave del software libre, como el editor de texto <text:span text:style-name="Strong_20_Emphasis">GNU Emacs</text:span>, el compilador <text:span text:style-name="Strong_20_Emphasis">GCC</text:span> y el depurador <text:span text:style-name="Strong_20_Emphasis">GDB</text:span>.</text:p>
        </text:list-item>
        <text:list-item>
          <text:p text:style-name="P92"><text:span text:style-name="Strong_20_Emphasis">Filosofía del software libre:</text:span> Stallman estableció las bases éticas del movimiento, argumentando que el software debe respetar las libertades de los usuarios.</text:p>
        </text:list-item>
      </text:list>
      <text:h text:style-name="Heading_20_4" text:outline-level="4">Papel histórico</text:h>
      <text:list text:style-name="L47">
        <text:list-item>
          <text:p text:style-name="P95">Stallman es una figura central en la historia del software libre. En los años 80, cuando la industria del software comenzó a cerrar el acceso al código fuente, él propuso un modelo radicalmente diferente, basado en la cooperación y la libertad.</text:p>
        </text:list-item>
        <text:list-item>
          <text:p text:style-name="P94">Su activismo inspiró a comunidades y proyectos globales, como el movimiento <text:span text:style-name="Strong_20_Emphasis">open source</text:span> (aunque Stallman lo critica por no centrarse en la ética).</text:p>
        </text:list-item>
      </text:list>
      <text:p text:style-name="Horizontal_20_Line"/>
      <text:h text:style-name="Heading_20_3" text:outline-level="3">Resumen</text:h>
      <text:list text:style-name="L48">
        <text:list-item>
          <text:p text:style-name="P97"><text:span text:style-name="Strong_20_Emphasis">GNU</text:span> es un sistema operativo libre sin núcleo, mientras que <text:span text:style-name="Strong_20_Emphasis">Linux</text:span> es un núcleo usado frecuentemente junto con GNU para formar GNU/Linux.</text:p>
        </text:list-item>
        <text:list-item>
          <text:p text:style-name="P96"><text:span text:style-name="Strong_20_Emphasis">Richard Stallman</text:span> es el fundador del software libre, conocido por sus aportes técnicos (como GNU y GPL) y por ser el defensor más prominente de la libertad en el software. Su trabajo ha moldeado tanto la ética como la práctica del desarrollo de software en las últimas décadas.</text:p>
        </text:list-item>
      </text:list>
      <text:p text:style-name="Text_20_body"/>
      <text:p text:style-name="Text_20_body"/>
      <text:h text:style-name="Heading_20_3" text:outline-level="3">¿Qué son las distribuciones de Linux?</text:h>
      <text:p text:style-name="Text_20_body">Una <text:span text:style-name="Strong_20_Emphasis">distribución de Linux</text:span> (o distro) es un sistema operativo basado en el núcleo Linux, combinado con software adicional (como herramientas GNU, gestores de paquetes, entornos gráficos, etc.) para ofrecer una solución completa y lista para ser usada en servidores, escritorios, dispositivos embebidos y más.</text:p>
      <text:p text:style-name="Text_20_body">Las distribuciones suelen personalizarse según sus objetivos: facilidad de uso, estabilidad, seguridad, soporte para hardware específico o aplicaciones particulares (como desarrollo, servidores, gaming, etc.).</text:p>
      <text:p text:style-name="Horizontal_20_Line"><text:soft-page-break/></text:p>
      <text:h text:style-name="Heading_20_3" text:outline-level="3">Distribuciones más habituales</text:h>
      <text:h text:style-name="Heading_20_4" text:outline-level="4">Distribuciones populares para usuarios generales:</text:h>
      <text:list text:style-name="L49">
        <text:list-item>
          <text:p text:style-name="P99"><text:span text:style-name="Strong_20_Emphasis">Ubuntu:</text:span> Fácil de usar, orientada a principiantes y basada en Debian.</text:p>
        </text:list-item>
        <text:list-item>
          <text:p text:style-name="P99"><text:span text:style-name="Strong_20_Emphasis">Debian:</text:span> Estable y altamente configurable, preferida en entornos de servidores.</text:p>
        </text:list-item>
        <text:list-item>
          <text:p text:style-name="P99"><text:span text:style-name="Strong_20_Emphasis">Fedora:</text:span> Innovadora, con tecnologías de vanguardia.</text:p>
        </text:list-item>
        <text:list-item>
          <text:p text:style-name="P99"><text:span text:style-name="Strong_20_Emphasis">Arch Linux:</text:span> Minimalista y personalizable, ideal para usuarios avanzados.</text:p>
        </text:list-item>
        <text:list-item>
          <text:p text:style-name="P99"><text:span text:style-name="Strong_20_Emphasis">Linux Mint:</text:span> Amigable para usuarios de Windows, basada en Ubuntu/Debian.</text:p>
        </text:list-item>
        <text:list-item>
          <text:p text:style-name="P99"><text:span text:style-name="Strong_20_Emphasis">openSUSE:</text:span> Enfocada en estabilidad y herramientas administrativas (YaST).</text:p>
        </text:list-item>
        <text:list-item>
          <text:p text:style-name="P98"><text:span text:style-name="Strong_20_Emphasis">CentOS Stream (antes CentOS):</text:span> Usada en servidores, derivada de Red Hat.</text:p>
        </text:list-item>
      </text:list>
      <text:h text:style-name="Heading_20_4" text:outline-level="4">Distribuciones especializadas:</text:h>
      <text:list text:style-name="L50">
        <text:list-item>
          <text:p text:style-name="P101"><text:span text:style-name="Strong_20_Emphasis">Kali Linux:</text:span> Orientada a seguridad informática y pruebas de penetración.</text:p>
        </text:list-item>
        <text:list-item>
          <text:p text:style-name="P101"><text:span text:style-name="Strong_20_Emphasis">Raspberry Pi OS:</text:span> Diseñada para Raspberry Pi, basada en Debian.</text:p>
        </text:list-item>
        <text:list-item>
          <text:p text:style-name="P101"><text:span text:style-name="Strong_20_Emphasis">Pop!_OS:</text:span> Optimizada para gaming y trabajo, basada en Ubuntu.</text:p>
        </text:list-item>
        <text:list-item>
          <text:p text:style-name="P100"><text:span text:style-name="Strong_20_Emphasis">Alpine Linux:</text:span> Ligera, usada en contenedores y entornos minimalistas.</text:p>
        </text:list-item>
      </text:list>
      <text:p text:style-name="Horizontal_20_Line"/>
      <text:h text:style-name="Heading_20_3" text:outline-level="3">Tabla de ramas y derivados principales</text:h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Table_20_Heading"><text:span text:style-name="Strong_20_Emphasis">Rama Principal</text:span></text:p>
            </table:table-cell>
            <table:table-cell table:style-name="Tabla2.A1" office:value-type="string">
              <text:p text:style-name="Table_20_Heading"><text:span text:style-name="Strong_20_Emphasis">Distribuciones Derivadas</text:span></text:p>
            </table:table-cell>
            <table:table-cell table:style-name="Tabla2.A1" office:value-type="string">
              <text:p text:style-name="Table_20_Heading"><text:span text:style-name="Strong_20_Emphasis">Características</text:span></text:p>
            </table:table-cell>
          </table:table-row>
        </table:table-header-rows>
        <table:table-row>
          <table:table-cell table:style-name="Tabla2.A1" office:value-type="string">
            <text:p text:style-name="Table_20_Contents"><text:span text:style-name="Strong_20_Emphasis">Debian</text:span></text:p>
          </table:table-cell>
          <table:table-cell table:style-name="Tabla2.A1" office:value-type="string">
            <text:p text:style-name="Table_20_Contents">Ubuntu, Linux Mint, MX Linux, Raspberry Pi OS, Zorin OS</text:p>
          </table:table-cell>
          <table:table-cell table:style-name="Tabla2.A1" office:value-type="string">
            <text:p text:style-name="Table_20_Contents">Estabilidad y comunidad activa; base para muchas distros populares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Ubuntu</text:span></text:p>
          </table:table-cell>
          <table:table-cell table:style-name="Tabla2.A1" office:value-type="string">
            <text:p text:style-name="Table_20_Contents">Kubuntu, Xubuntu, Pop!_OS, Elementary OS, Linux Lite, Zorin OS</text:p>
          </table:table-cell>
          <table:table-cell table:style-name="Tabla2.A1" office:value-type="string">
            <text:p text:style-name="Table_20_Contents">Orientada a principiantes, amplia compatibilidad con software y hardware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Red Hat</text:span></text:p>
          </table:table-cell>
          <table:table-cell table:style-name="Tabla2.A1" office:value-type="string">
            <text:p text:style-name="Table_20_Contents">Fedora, CentOS Stream, Rocky Linux, AlmaLinux</text:p>
          </table:table-cell>
          <table:table-cell table:style-name="Tabla2.A1" office:value-type="string">
            <text:p text:style-name="Table_20_Contents">Enfocada en servidores y empresas; Red Hat es comercial, los derivados son comunitarios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Arch Linux</text:span></text:p>
          </table:table-cell>
          <table:table-cell table:style-name="Tabla2.A1" office:value-type="string">
            <text:p text:style-name="Table_20_Contents">Manjaro, EndeavourOS, Garuda Linux</text:p>
          </table:table-cell>
          <table:table-cell table:style-name="Tabla2.A1" office:value-type="string">
            <text:p text:style-name="Table_20_Contents">Filosofía KISS (Keep It Simple, Stupid), rolling release, ideal para usuarios avanzados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Slackware</text:span></text:p>
          </table:table-cell>
          <table:table-cell table:style-name="Tabla2.A1" office:value-type="string">
            <text:p text:style-name="Table_20_Contents">Salix, Slackel</text:p>
          </table:table-cell>
          <table:table-cell table:style-name="Tabla2.A1" office:value-type="string">
            <text:p text:style-name="Table_20_Contents">Una de las más antiguas; minimalista y para usuarios que prefieren configuraciones manuales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openSUSE</text:span></text:p>
          </table:table-cell>
          <table:table-cell table:style-name="Tabla2.A1" office:value-type="string">
            <text:p text:style-name="Table_20_Contents">GeckoLinux, openSUSE Leap</text:p>
          </table:table-cell>
          <table:table-cell table:style-name="Tabla2.A1" office:value-type="string">
            <text:p text:style-name="Table_20_Contents">Equilibrio entre facilidad de uso y herramientas avanzadas como YaST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Gentoo</text:span></text:p>
          </table:table-cell>
          <table:table-cell table:style-name="Tabla2.A1" office:value-type="string">
            <text:p text:style-name="Table_20_Contents">Calculate Linux, Sabayon</text:p>
          </table:table-cell>
          <table:table-cell table:style-name="Tabla2.A1" office:value-type="string">
            <text:p text:style-name="Table_20_Contents">Compilación personalizada para rendimiento y optimización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Independent</text:span></text:p>
          </table:table-cell>
          <table:table-cell table:style-name="Tabla2.A1" office:value-type="string">
            <text:p text:style-name="Table_20_Contents">Solus, Void Linux, Clear Linux</text:p>
          </table:table-cell>
          <table:table-cell table:style-name="Tabla2.A1" office:value-type="string">
            <text:p text:style-name="Table_20_Contents">No basadas en otras distribuciones; suelen centrarse en un enfoque único o innovador.</text:p>
          </table:table-cell>
        </table:table-row>
      </table:table>
      <text:p text:style-name="Horizontal_20_Line"/>
      <text:h text:style-name="Heading_20_3" text:outline-level="3">¿Cómo elegir una distribución?</text:h>
      <text:p text:style-name="Text_20_body">Dependerá del propósito y la experiencia del usuario:</text:p>
      <text:list text:style-name="L51">
        <text:list-item>
          <text:p text:style-name="P103"><text:soft-page-break/><text:span text:style-name="Strong_20_Emphasis">Principiantes:</text:span> Ubuntu, Linux Mint, Zorin OS.</text:p>
        </text:list-item>
        <text:list-item>
          <text:p text:style-name="P103"><text:span text:style-name="Strong_20_Emphasis">Entornos empresariales:</text:span> Red Hat, CentOS Stream, Debian.</text:p>
        </text:list-item>
        <text:list-item>
          <text:p text:style-name="P103"><text:span text:style-name="Strong_20_Emphasis">Usuarios avanzados:</text:span> Arch Linux, Gentoo, Slackware.</text:p>
        </text:list-item>
        <text:list-item>
          <text:p text:style-name="P103"><text:span text:style-name="Strong_20_Emphasis">Gaming:</text:span> Pop!_OS, Fedora.</text:p>
        </text:list-item>
        <text:list-item>
          <text:p text:style-name="P102"><text:span text:style-name="Strong_20_Emphasis">Seguridad y hacking ético:</text:span> Kali Linux, Parrot OS.</text:p>
        </text:list-item>
      </text:list>
      <text:p text:style-name="Text_20_body">Cada distro tiene su propio enfoque y comunidad, lo que permite una amplia personalización para satisfacer diferentes necesidades.</text:p>
      <text:p text:style-name="Text_20_body"/>
      <text:h text:style-name="Heading_20_3" text:outline-level="3">¿Qué es el WSL (Windows Subsystem for Linux)?</text:h>
      <text:p text:style-name="Text_20_body">El <text:span text:style-name="Strong_20_Emphasis">Windows Subsystem for Linux (WSL)</text:span> es una característica de Windows que permite ejecutar un entorno GNU/Linux, incluyendo herramientas y utilidades de línea de comandos, directamente en Windows sin la necesidad de una máquina virtual o configuración de arranque dual.</text:p>
      <text:p text:style-name="Text_20_body">Con WSL puedes usar distribuciones de Linux (como Ubuntu, Debian o Fedora) para tareas de desarrollo, como ejecutar scripts, administrar servidores o trabajar con herramientas de código abierto, todo integrado en el entorno de Windows.</text:p>
      <text:p text:style-name="Horizontal_20_Line"/>
      <text:h text:style-name="Heading_20_3" text:outline-level="3">Versiones de WSL</text:h>
      <text:list text:style-name="L52">
        <text:list-item>
          <text:p text:style-name="P105"><text:span text:style-name="Strong_20_Emphasis">WSL 1:</text:span> Más simple, traduce las llamadas al sistema Linux para que las entienda el kernel de Windows. Ofrece menos compatibilidad con características avanzadas de Linux.</text:p>
        </text:list-item>
        <text:list-item>
          <text:p text:style-name="P104"><text:span text:style-name="Strong_20_Emphasis">WSL 2:</text:span> Utiliza un núcleo Linux real mediante una máquina virtual ligera. Es más rápido y compatible con tecnologías como Docker.</text:p>
        </text:list-item>
      </text:list>
      <text:p text:style-name="Horizontal_20_Line"/>
      <text:h text:style-name="Heading_20_3" text:outline-level="3">¿Cómo instalar WSL en Windows 10 y 11?</text:h>
      <text:h text:style-name="Heading_20_4" text:outline-level="4"><text:span text:style-name="Strong_20_Emphasis">Requisitos previos:</text:span></text:h>
      <text:list text:style-name="L53">
        <text:list-item>
          <text:p text:style-name="P107"><text:span text:style-name="Strong_20_Emphasis">Windows 10:</text:span> Versión 1903 o superior (compilación 18362 o más reciente).</text:p>
        </text:list-item>
        <text:list-item>
          <text:p text:style-name="P107"><text:span text:style-name="Strong_20_Emphasis">Windows 11:</text:span> Viene con WSL preconfigurado para ser más fácil de instalar.</text:p>
        </text:list-item>
        <text:list-item>
          <text:p text:style-name="P106">Activar la virtualización desde la BIOS (si está deshabilitada).</text:p>
        </text:list-item>
      </text:list>
      <text:p text:style-name="Horizontal_20_Line"/>
      <text:h text:style-name="Heading_20_4" text:outline-level="4"><text:span text:style-name="Strong_20_Emphasis">Instrucciones para instalar WSL en Windows 10 y Windows 11</text:span></text:h>
      <text:list text:style-name="L54">
        <text:list-item>
          <text:p text:style-name="P108"><text:span text:style-name="Strong_20_Emphasis">Abrir PowerShell como administrador:</text:span></text:p>
          <text:list>
            <text:list-item>
              <text:p text:style-name="P109">Busca "PowerShell" en el menú de inicio, haz clic derecho y selecciona "Ejecutar como administrador".</text:p>
            </text:list-item>
          </text:list>
        </text:list-item>
        <text:list-item>
          <text:p text:style-name="P108"><text:span text:style-name="Strong_20_Emphasis">Ejecutar el comando de instalación rápida de WSL:</text:span></text:p>
          <text:list>
            <text:list-item>
              <text:p text:style-name="P108">En Windows 11 o en versiones actualizadas de Windows 10:</text:p>
              <text:p text:style-name="P6"/>
              <text:p text:style-name="P7"><text:span text:style-name="Source_20_Text">wsl --install</text:span></text:p>
              <text:p text:style-name="P109"><text:soft-page-break/>Este comando:</text:p>
              <text:list>
                <text:list-item>
                  <text:p text:style-name="P109">Habilita WSL.</text:p>
                </text:list-item>
                <text:list-item>
                  <text:p text:style-name="P109">Instala el núcleo de Linux.</text:p>
                </text:list-item>
                <text:list-item>
                  <text:p text:style-name="P109">Descarga e instala la distribución <text:span text:style-name="Strong_20_Emphasis">Ubuntu</text:span> por defecto.</text:p>
                </text:list-item>
              </text:list>
            </text:list-item>
          </text:list>
        </text:list-item>
        <text:list-item>
          <text:p text:style-name="P108"><text:span text:style-name="Strong_20_Emphasis">(Opcional) Seleccionar una distribución específica:</text:span></text:p>
          <text:list>
            <text:list-item>
              <text:p text:style-name="P108">Para ver las distribuciones disponibles:</text:p>
              <text:p text:style-name="P6"/>
              <text:p text:style-name="P7"><text:span text:style-name="Source_20_Text">wsl --list --online</text:span></text:p>
            </text:list-item>
            <text:list-item>
              <text:p text:style-name="P108">Instalar una distribución específica (por ejemplo, Debian):</text:p>
              <text:p text:style-name="P6"/>
              <text:p text:style-name="P7"><text:span text:style-name="Source_20_Text">wsl --install -d Debian</text:span></text:p>
            </text:list-item>
          </text:list>
        </text:list-item>
        <text:list-item>
          <text:p text:style-name="P108"><text:span text:style-name="Strong_20_Emphasis">(Opcional) Actualizar a WSL 2:</text:span> Si estás usando una versión más antigua de Windows 10, puede que necesites actualizar manualmente a WSL 2:</text:p>
          <text:list>
            <text:list-item>
              <text:p text:style-name="P108">Verifica la versión actual de WSL:</text:p>
              <text:p text:style-name="P6"/>
              <text:p text:style-name="P7"><text:span text:style-name="Source_20_Text">wsl --list --verbose</text:span></text:p>
            </text:list-item>
            <text:list-item>
              <text:p text:style-name="P108">Cambia la versión por defecto a WSL 2:</text:p>
              <text:p text:style-name="P6"/>
              <text:p text:style-name="P7"><text:span text:style-name="Source_20_Text">wsl --set-default-version 2</text:span></text:p>
            </text:list-item>
          </text:list>
        </text:list-item>
        <text:list-item>
          <text:p text:style-name="P108"><text:span text:style-name="Strong_20_Emphasis">Configurar tu distribución:</text:span></text:p>
          <text:list>
            <text:list-item>
              <text:p text:style-name="P109">Una vez instalada la distribución, ábrela desde el menú de inicio.</text:p>
            </text:list-item>
            <text:list-item>
              <text:p text:style-name="P108">Se te pedirá que configures un usuario y contraseña para el entorno Linux.</text:p>
            </text:list-item>
          </text:list>
        </text:list-item>
      </text:list>
      <text:p text:style-name="Horizontal_20_Line"/>
      <text:h text:style-name="Heading_20_4" text:outline-level="4"><text:span text:style-name="Strong_20_Emphasis">Instalación manual en versiones antiguas de Windows 10 (opcional):</text:span></text:h>
      <text:p text:style-name="Text_20_body">Si no puedes usar el comando <text:span text:style-name="Source_20_Text">wsl --install</text:span>, sigue estos pasos:</text:p>
      <text:list text:style-name="L55">
        <text:list-item>
          <text:p text:style-name="P110"><text:span text:style-name="Strong_20_Emphasis">Habilitar características opcionales:</text:span></text:p>
          <text:list>
            <text:list-item>
              <text:p text:style-name="P111">Ve a "Panel de Control &gt; Programas &gt; Activar o desactivar características de Windows".</text:p>
            </text:list-item>
            <text:list-item>
              <text:p text:style-name="P111">Activa:</text:p>
              <text:list>
                <text:list-item>
                  <text:p text:style-name="P111">"Subsistema de Windows para Linux".</text:p>
                </text:list-item>
                <text:list-item>
                  <text:p text:style-name="P111">"Plataforma de máquina virtual" (necesaria para WSL 2).</text:p>
                </text:list-item>
              </text:list>
            </text:list-item>
          </text:list>
        </text:list-item>
        <text:list-item>
          <text:p text:style-name="P110"><text:span text:style-name="Strong_20_Emphasis">Descargar el núcleo de Linux:</text:span></text:p>
          <text:list>
            <text:list-item>
              <text:p text:style-name="P111">Ve al sitio oficial de Microsoft y descarga el paquete del núcleo de Linux.</text:p>
            </text:list-item>
          </text:list>
        </text:list-item>
        <text:list-item>
          <text:p text:style-name="P110"><text:span text:style-name="Strong_20_Emphasis">Instalar la distribución:</text:span></text:p>
          <text:list>
            <text:list-item>
              <text:p text:style-name="P110">Descarga una distribución desde la <text:a xlink:type="simple" xlink:href="https://www.microsoft.com/store" office:target-frame-name="_new" xlink:show="replace" text:style-name="Internet_20_link" text:visited-style-name="Visited_20_Internet_20_Link">Microsoft Store</text:a>.</text:p>
            </text:list-item>
          </text:list>
        </text:list-item>
      </text:list>
      <text:p text:style-name="Horizontal_20_Line"/>
      <text:h text:style-name="Heading_20_3" text:outline-level="3"><text:soft-page-break/>¿Por qué usar WSL?</text:h>
      <text:list text:style-name="L56">
        <text:list-item>
          <text:p text:style-name="P113"><text:span text:style-name="Strong_20_Emphasis">Desarrollo cruzado:</text:span> Permite trabajar en un entorno Linux desde Windows.</text:p>
        </text:list-item>
        <text:list-item>
          <text:p text:style-name="P113"><text:span text:style-name="Strong_20_Emphasis">Ligero:</text:span> No requiere configurar una máquina virtual completa.</text:p>
        </text:list-item>
        <text:list-item>
          <text:p text:style-name="P113"><text:span text:style-name="Strong_20_Emphasis">Compatibilidad:</text:span> WSL 2 usa un núcleo Linux real, ofreciendo mayor compatibilidad con herramientas modernas.</text:p>
        </text:list-item>
        <text:list-item>
          <text:p text:style-name="P112"><text:span text:style-name="Strong_20_Emphasis">Integración:</text:span> Puedes combinar comandos de Windows y Linux en un mismo entorno, usando herramientas como PowerShell y Bash.</text:p>
        </text:list-item>
      </text:list>
      <text:h text:style-name="Heading_20_3" text:outline-level="3">¿Qué versión es mejor?</text:h>
      <text:list text:style-name="L57">
        <text:list-item>
          <text:p text:style-name="P115"><text:span text:style-name="Strong_20_Emphasis">WSL 1:</text:span> Ideal para sistemas más antiguos o cuando no necesitas un rendimiento avanzado.</text:p>
        </text:list-item>
        <text:list-item>
          <text:p text:style-name="P114"><text:span text:style-name="Strong_20_Emphasis">WSL 2:</text:span> Recomendado para la mayoría de los usuarios, especialmente si trabajas con Docker o herramientas avanzadas.</text:p>
        </text:list-item>
      </text:list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09:51:32.266000000</meta:creation-date>
    <dc:date>2024-11-24T16:27:05.413692715</dc:date>
    <meta:editing-duration>PT3H12M18S</meta:editing-duration>
    <meta:editing-cycles>14</meta:editing-cycles>
    <meta:generator>LibreOffice/24.2.2.2$Linux_X86_64 LibreOffice_project/d56cc158d8a96260b836f100ef4b4ef25d6f1a01</meta:generator>
    <meta:print-date>2024-11-24T14:20:30.659638319</meta:print-date>
    <meta:printed-by>Archivos PDF</meta:printed-by>
    <meta:document-statistic meta:table-count="2" meta:image-count="0" meta:object-count="0" meta:page-count="7" meta:paragraph-count="173" meta:word-count="1930" meta:character-count="12374" meta:non-whitespace-character-count="10707"/>
  </office:meta>
</office:document-meta>
</file>